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officeooo:rsid="0019c8db" officeooo:paragraph-rsid="0019c8db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weight="normal" officeooo:rsid="0019c8db" officeooo:paragraph-rsid="0019c8db" style:font-weight-asian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imes New Roman" fo:font-weight="normal" officeooo:rsid="001bc142" officeooo:paragraph-rsid="001bc142" style:font-weight-asian="normal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fo:font-weight="normal" officeooo:rsid="001c7bd9" officeooo:paragraph-rsid="001bc142" style:font-weight-asian="normal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weight="normal" officeooo:rsid="001dcf86" officeooo:paragraph-rsid="001dcf86" style:font-weight-asian="normal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weight="normal" officeooo:rsid="001f4655" officeooo:paragraph-rsid="001dcf86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officeooo:rsid="001e565e" officeooo:paragraph-rsid="0019c8db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1bc142" officeooo:paragraph-rsid="001bc142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9c8db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21f063"/>
    </style:style>
    <style:style style:name="P11" style:family="paragraph" style:parent-style-name="Standard">
      <style:paragraph-properties fo:line-height="100%" fo:text-align="start" style:justify-single-word="false"/>
      <style:text-properties officeooo:paragraph-rsid="001bc142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1dcf86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1f46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d7a" style:font-weight-asian="bold" style:font-weight-complex="bold"/>
    </style:style>
    <style:style style:name="T3" style:family="text">
      <style:text-properties style:font-name="Times New Roman" officeooo:rsid="0019c8db"/>
    </style:style>
    <style:style style:name="T4" style:family="text">
      <style:text-properties style:font-name="Times New Roman" officeooo:rsid="001bc142"/>
    </style:style>
    <style:style style:name="T5" style:family="text">
      <style:text-properties style:font-name="Times New Roman" fo:font-weight="bold" officeooo:rsid="001c7bd9" style:font-weight-asian="bold" style:font-weight-complex="bold"/>
    </style:style>
    <style:style style:name="T6" style:family="text">
      <style:text-properties style:font-name="Times New Roman" fo:font-weight="bold" officeooo:rsid="001dcf86" style:font-weight-asian="bold" style:font-weight-complex="bold"/>
    </style:style>
    <style:style style:name="T7" style:family="text">
      <style:text-properties style:font-name="Times New Roman" officeooo:rsid="001c7bd9"/>
    </style:style>
    <style:style style:name="T8" style:family="text">
      <style:text-properties style:font-name="Times New Roman" fo:font-weight="normal" officeooo:rsid="001bc142" style:font-weight-asian="normal" style:font-weight-complex="normal"/>
    </style:style>
    <style:style style:name="T9" style:family="text">
      <style:text-properties style:font-name="Times New Roman" fo:font-weight="normal" officeooo:rsid="001c7bd9" style:font-weight-asian="normal" style:font-weight-complex="normal"/>
    </style:style>
    <style:style style:name="T10" style:family="text">
      <style:text-properties style:font-name="Times New Roman" fo:font-weight="normal" officeooo:rsid="001dcf86" style:font-weight-asian="normal" style:font-weight-complex="normal"/>
    </style:style>
    <style:style style:name="T11" style:family="text">
      <style:text-properties style:font-name="Times New Roman" fo:font-weight="normal" officeooo:rsid="001f4655" style:font-weight-asian="normal" style:font-weight-complex="normal"/>
    </style:style>
    <style:style style:name="T12" style:family="text">
      <style:text-properties style:font-name="Times New Roman" officeooo:rsid="001dbd7a"/>
    </style:style>
    <style:style style:name="T13" style:family="text">
      <style:text-properties style:font-name="Times New Roman" officeooo:rsid="001dcf86"/>
    </style:style>
    <style:style style:name="T14" style:family="text">
      <style:text-properties style:font-name="Times New Roman" style:text-underline-style="none" fo:font-weight="normal" officeooo:rsid="001dcf86" style:font-weight-asian="normal" style:font-weight-complex="normal"/>
    </style:style>
    <style:style style:name="T15" style:family="text">
      <style:text-properties style:font-name="Times New Roman" officeooo:rsid="001e565e"/>
    </style:style>
    <style:style style:name="T16" style:family="text">
      <style:text-properties style:font-name="Times New Roman" officeooo:rsid="00216a9a"/>
    </style:style>
    <style:style style:name="T17" style:family="text">
      <style:text-properties style:font-name="Times New Roman" officeooo:rsid="0021f063"/>
    </style:style>
    <style:style style:name="T18" style:family="text">
      <style:text-properties style:font-name="Times New Roman" officeooo:rsid="0022fc9c"/>
    </style:style>
    <style:style style:name="T19" style:family="text">
      <style:text-properties officeooo:rsid="0022fc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ERRAMENTAS </text:span><text:span text:style-name="T2">QUE PODEM SER USADAS </text:span><text:span text:style-name="T1">PARA AVALIAÇÃO </text:span><text:span text:style-name="T2">DA USABILIDADE DE </text:span><text:span text:style-name="T1">UMA INTERFACE </text:span><text:span text:style-name="T2">DE UM SOFTWARE</text:span></text:p>
      <text:p text:style-name="P2">Dennis van den Berg</text:p>
      <text:p text:style-name="P2"/>
      <text:p text:style-name="P9"><text:span text:style-name="T3"><text:tab/>A usabilidade é um dos grandes fatores responsáveis pela aceitação d</text:span><text:span text:style-name="T17">e um</text:span><text:span text:style-name="T3"> software desenvolvido. Para</text:span><text:span text:style-name="T12"> que um software tenha uma boa usabilidade ele deve ser</text:span><text:span text:style-name="T3"> fácil de aprender, fácil de usar, </text:span><text:span text:style-name="T4">ser tolerante a erros </text:span><text:span text:style-name="T17">e </text:span><text:span text:style-name="T4">agradável de usar (</text:span><text:span text:style-name="T7">ROCHA e PADOVANI,</text:span><text:span text:style-name="T4"> 2012). </text:span><text:span text:style-name="T12">Atualmente existem no mercado várias ferramentas que podem nos auxiliar na avaliação da usabilidade de interface de um software. </text:span><text:span text:style-name="T18">O</text:span><text:span text:style-name="T12"> próprio Google Analytics já permite </text:span><text:span text:style-name="T16">avaliar </text:span><text:span text:style-name="T12">o fluxo de navegação e o volume de visitantes ao seu site, porém existem ferramentas </text:span><text:span text:style-name="T13">bem mais específicas para a área d</text:span><text:span text:style-name="T18">e desenvolvimento</text:span><text:span text:style-name="T13">, </text:span><text:span text:style-name="T12"><text:s/></text:span><text:span text:style-name="T13">como a Marvel App, Maze Design, User Testing e Hotjar (ROSSETTI, 2021). </text:span></text:p>
      <text:p text:style-name="P10"><text:span text:style-name="T13"><text:tab/></text:span><text:span text:style-name="T15">Na Marvel App </text:span><text:span text:style-name="T16">por exemplo, </text:span><text:span text:style-name="T15">você pode criar um teste, onde você propõem um objetivo </text:span><text:span text:style-name="T17">especifico </text:span><text:span text:style-name="T15">(como criar um cadastro ou realizar uma compra) e envia aos colaboradores que irão realizar o teste de usabilidade. É possível adicionar um texto explicativo </text:span><text:span text:style-name="T16">n</text:span><text:span text:style-name="T15">o inicio do teste e</text:span><text:span text:style-name="T17"> uma mensagem de agradecimento</text:span><text:span text:style-name="T15"> ao final dele. </text:span><text:span text:style-name="T16">Os testes podem</text:span><text:span text:style-name="T15"> ser compartilhado</text:span><text:span text:style-name="T16">s</text:span><text:span text:style-name="T15"> por link ou por e-mail. Ao completarem ou abortarem o teste (o usuário pode abortar o teste a qualquer momento) </text:span><text:span text:style-name="T16">é</text:span><text:span text:style-name="T15"> gerado um relatório, com tempo necessário para realizar o teste, porcentagem cliques errados, se completaram o teste ou </text:span><text:span text:style-name="T17">não</text:span><text:span text:style-name="T15">, além de manterem a gravação d</text:span><text:span text:style-name="T16">a tela</text:span><text:span text:style-name="T15"> e também </text:span><text:span text:style-name="T17">v</text:span><text:span text:style-name="T15">ideo </text:span><text:span text:style-name="T17">e áudio</text:span><text:span text:style-name="T15"> do usuário durante a realização do teste. Os relatório</text:span><text:span text:style-name="T17">s</text:span><text:span text:style-name="T15"> mostram quais foram os usuários com maior dificuldade e com as filmage</text:span><text:span text:style-name="T17">ns</text:span><text:span text:style-name="T15"> pode-se identificar em quais momento</text:span><text:span text:style-name="T17">s</text:span><text:span text:style-name="T15"> da navegação eles tiveram maior dificuldade de atingir o objetivo. </text:span><text:span text:style-name="T16">Outros aplicativos ainda se utilizam de relatórios por avaliação empírica, onde </text:span><text:span text:style-name="T17">os colaboradores</text:span><text:span text:style-name="T16"> marcam as partes que gostaram, não gostaram ou encontraram algum tipo de bug, </text:span><text:span text:style-name="T17">além de poderem deixar comentários.</text:span></text:p>
      <text:p text:style-name="P9"><text:span text:style-name="T16"><text:tab/>Todas essas ferramentas permite</text:span><text:span text:style-name="T17">m</text:span><text:span text:style-name="T16"> que os testes de usabilidade </text:span><text:span text:style-name="T18">sejam</text:span><text:span text:style-name="T16"> realizad</text:span><text:span text:style-name="T17">os</text:span><text:span text:style-name="T16"> em um grupo muito maior de pessoas e eliminam a necessidade de ter um profissional acompanhando cada pessoa, pois podem ser realizados vários testes e utilizar as métricas para tomar decisões. </text:span><text:span text:style-name="T17">Também é possível </text:span><text:span text:style-name="T16">selecionar os usuários que tiveram maior dificuldade ou insatisfação com a interface para um estudo mais a fundo, reduzindo em muito o tempo e custo da avaliação e ainda aumentando a sua </text:span><text:span text:style-name="T17">relevância, por ter sido realizada com um grupo maior. </text:span></text:p>
      <text:p text:style-name="P7"/>
      <text:p text:style-name="P7"/>
      <text:p text:style-name="P8"><text:soft-page-break/>REFERÊNCIAS</text:p>
      <text:p text:style-name="P8"/>
      <text:p text:style-name="P13"><text:span text:style-name="T10">AN INTRODUCTION TO USER TESTING. </text:span><text:span text:style-name="T11">1 video (7 min). Publicado pelo site marvelapp.com. Disponível em: </text:span><text:a xlink:type="simple" xlink:href="https://help.marvelapp.com/hc/en-us/articles/360002558237-An-introduction-to-User-Testing/" text:style-name="Internet_20_link" text:visited-style-name="Visited_20_Internet_20_Link"><text:span text:style-name="T11">https://help.marvelapp.com/hc/en-us/articles/360002558237-An-introduction-to-User-Testing/</text:span></text:a><text:span text:style-name="T11">. Acessado em 14 mar. 2022.</text:span></text:p>
      <text:p text:style-name="P3"/>
      <text:p text:style-name="P11"><text:span text:style-name="T8">ROCHA, E</text:span><text:span text:style-name="T10">ron</text:span><text:span text:style-name="T8"> , PADOVANI, S</text:span><text:span text:style-name="T10">tephania</text:span><text:span text:style-name="T8">, Usabilidade e </text:span><text:span text:style-name="T9">A</text:span><text:span text:style-name="T8">cessibilidade em </text:span><text:span text:style-name="T9">S</text:span><text:span text:style-name="T8">martphones: identificação de características do envelhecimento e suas implicações para o design de interface de smartphones. </text:span><text:span text:style-name="T5">Ergodesign&amp; HCI</text:span><text:span text:style-name="T9">, Rio de Janeiro, v. 4, n. especial, p. 58-66. 2016.</text:span></text:p>
      <text:p text:style-name="P4"/>
      <text:p text:style-name="P12"><text:span text:style-name="T10">ROSSETTI, Caroline. Dicas de ferramentas para um teste de usabilidade mais assertivo. </text:span><text:span text:style-name="T6">Dyve</text:span><text:span text:style-name="T10">. 2021. </text:span><text:span text:style-name="T14">Disponível em: </text:span><text:a xlink:type="simple" xlink:href="https://dyve.com.br/conteudo-e-design/dicas-de-ferramentas-para-teste-de-usabilidade-mais-assertivo/" text:style-name="Internet_20_link" text:visited-style-name="Visited_20_Internet_20_Link">https://dyve.com.br/conteudo-e-design/dicas-de-ferramentas-para-teste-de-usabilidade-mais-assertivo/</text:a><text:span text:style-name="T14">.</text:span><text:span text:style-name="T10"> Acessado em: 14 mar. 2022.</text:span></text:p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7:13:43.152618273</meta:creation-date>
    <dc:date>2022-03-17T09:09:02.381393076</dc:date>
    <meta:editing-duration>PT18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9" meta:word-count="467" meta:character-count="3116" meta:non-whitespace-character-count="2652"/>
  </office:meta>
</office:document-meta>
</file>